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99a" officeooo:paragraph-rsid="000df99a"/>
    </style:style>
    <style:style style:name="T1" style:family="text">
      <style:text-properties officeooo:rsid="000fbc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?</text:p>
      <text:p text:style-name="P1">Florida #1 = see graph <text:span text:style-name="T1">vs other states</text:span></text:p>
      <text:p text:style-name="P1">Exclusions, denials, chur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3:51:50.186106357</meta:creation-date>
    <dc:date>2019-11-07T14:22:00.922356573</dc:date>
    <meta:editing-duration>PT9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2" meta:character-count="68" meta:non-whitespace-character-count="59"/>
  </office:meta>
</office:document-meta>
</file>